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E4000000E9B954681B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101cm" fo:text-indent="0cm" style:auto-text-indent="false">
        <style:tab-stops>
          <style:tab-stop style:position="7.489cm" style:type="right"/>
        </style:tab-stops>
      </style:paragraph-properties>
      <style:text-properties style:font-name="Arial" fo:font-size="8pt" style:font-size-asian="8pt" style:font-size-complex="8pt"/>
    </style:style>
    <style:style style:name="P2" style:family="paragraph" style:parent-style-name="Standard">
      <style:paragraph-properties>
        <style:tab-stops>
          <style:tab-stop style:position="2.866cm"/>
          <style:tab-stop style:position="9.393cm"/>
        </style:tab-stops>
      </style:paragraph-properties>
      <style:text-properties style:font-name="Arial1" fo:font-size="7pt" style:font-size-asian="7pt" style:font-size-complex="7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2"><draw:frame draw:style-name="fr1" draw:name="graphics2" text:anchor-type="paragraph" svg:x="-0.161cm" svg:y="0cm" svg:width="7.16cm" svg:height="3.161cm" draw:z-index="0"><draw:image xlink:href="Pictures/10000201000001E4000000E9B954681B.png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289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2-22T07:33:45</meta:creation-date>
    <dc:date>2013-11-19T11:21:27.23</dc:date>
    <meta:print-date>2010-02-11T08:46:48</meta:print-date>
    <dc:language>en-US</dc:language>
    <meta:editing-cycles>89</meta:editing-cycles>
    <meta:editing-duration>PT1H55M16S</meta:editing-duration>
    <meta:document-statistic meta:table-count="0" meta:image-count="1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